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bd441" officeooo:paragraph-rsid="000bd441"/>
    </style:style>
    <style:style style:name="P2" style:family="paragraph" style:parent-style-name="Standard">
      <style:paragraph-properties fo:line-height="150%" fo:text-align="justify" style:justify-single-word="false"/>
      <style:text-properties fo:font-style="normal" officeooo:rsid="002dc2ad" officeooo:paragraph-rsid="000bd441" style:font-style-asian="normal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tyle="normal" officeooo:rsid="002dc2ad" officeooo:paragraph-rsid="002dc2ad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f0dbf"/>
    </style:style>
    <style:style style:name="T3" style:family="text">
      <style:text-properties officeooo:rsid="0013348b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3910d" style:font-style-asian="normal" style:font-style-complex="normal"/>
    </style:style>
    <style:style style:name="T6" style:family="text">
      <style:text-properties fo:font-style="normal" officeooo:rsid="0025d433" style:font-style-asian="normal" style:font-style-complex="normal"/>
    </style:style>
    <style:style style:name="T7" style:family="text">
      <style:text-properties fo:font-style="normal" officeooo:rsid="00274245" style:font-style-asian="normal" style:font-style-complex="normal"/>
    </style:style>
    <style:style style:name="T8" style:family="text">
      <style:text-properties fo:font-style="normal" officeooo:rsid="002b150e" style:font-style-asian="normal" style:font-style-complex="normal"/>
    </style:style>
    <style:style style:name="T9" style:family="text">
      <style:text-properties officeooo:rsid="001a11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Cobrança de </text:span>Mensalidades <text:span text:style-name="T2">de </text:span>Terminais</text:h>
      <text:p text:style-name="P1"/>
      <text:h text:style-name="Heading_20_2" text:outline-level="2">Visão</text:h>
      <text:p text:style-name="P1"><text:tab/>A Sysdata possui alguns projetos nos quais opera como uma adquirente, ou seja, <text:span text:style-name="T3">ela </text:span>mantem relação direta com os estabelecimentos comerciais <text:span text:style-name="T9">(ECs)</text:span>, tanto realizando o credenciamento para que esses possam passar transações de várias bandeiras ou mesmo <text:span text:style-name="T1">private label</text:span><text:span text:style-name="T4">, </text:span><text:span text:style-name="T5">quanto o fornecimento de terminais de captura.</text:span></text:p>
      <text:p text:style-name="P1"><text:span text:style-name="T5"><text:tab/></text:span><text:span text:style-name="T6">Por um lado a Sysdata tem a responsabilidade de repassar aos EC’s os valores devidos </text:span><text:span text:style-name="T7">com relação às </text:span><text:span text:style-name="T6">transações, descontados o MDR; </text:span><text:span text:style-name="T7">e, por outro lado, a Sysdata cobra os valores de mensalidade a respeito </text:span><text:span text:style-name="T8">da cessão dos equipamentos de captura aos EC’s. </text:span></text:p>
      <text:p text:style-name="P2"/>
      <text:p text:style-name="P3">Solução Proposta</text:p>
      <text:p text:style-name="P3"/>
      <text:p text:style-name="P3"><text:tab/>Em cada início do mês, o sistema Protheus envia um arquivo contendo os valores de mensalidade devidos agrupados por CNPJs (EC). O sistema d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5:43:43.201436856</meta:creation-date>
    <dc:date>2021-02-12T16:13:40.447098213</dc:date>
    <meta:editing-duration>PT24M57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21" meta:character-count="764" meta:non-whitespace-character-count="644"/>
  </office:meta>
</office:document-meta>
</file>